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this exercise I am trying to play a specific genre of music on Pandora.</text:p>
      <text:p text:style-name="Standard"/>
      <text:p text:style-name="Standard">Answers to the 7 questions given in lecture:</text:p>
      <text:p text:style-name="Standard"/>
      <text:p text:style-name="Standard">Step 1: Search for music</text:p>
      <text:p text:style-name="Standard"/>
      <text:list xml:id="list1906016144" text:style-name="L1">
        <text:list-item>
          <text:p text:style-name="P1">I went to the Pandora website and was presented with a text box asking me to type in a particular artist or music genre. <text:s/>The intent of this seems pretty obvious to me. <text:s/>I type in a genre and hit enter</text:p>
        </text:list-item>
        <text:list-item>
          <text:p text:style-name="P1">There is really only one action here. <text:s/>That is to enter in a search term and hit enter</text:p>
        </text:list-item>
        <text:list-item>
          <text:p text:style-name="P1">There is mapping in the intent of the developer to have me enter a search and hit enter.</text:p>
        </text:list-item>
        <text:list-item>
          <text:p text:style-name="P1">To preform the action: hit enter or there is also a button</text:p>
        </text:list-item>
        <text:list-item>
          <text:p text:style-name="P1">The state of the site changes to reflect my input</text:p>
        </text:list-item>
        <text:list-item>
          <text:p text:style-name="P1">I'm presented with a list of choices </text:p>
        </text:list-item>
        <text:list-item>
          <text:p text:style-name="P1">I can see lists of musical genres to know if I am in the right place</text:p>
        </text:list-item>
      </text:list>
      <text:p text:style-name="Standard"/>
      <text:p text:style-name="Standard">Step 2: List of genres</text:p>
      <text:p text:style-name="Standard"/>
      <text:list xml:id="list284753504" text:style-name="L2">
        <text:list-item>
          <text:p text:style-name="P2">I am given a list of musical genres to pick from. <text:s/>With the intent that I click on the one that I want.</text:p>
        </text:list-item>
        <text:list-item>
          <text:p text:style-name="P2">Some actions here are that I can choose a station to play or I can choose another search term.</text:p>
        </text:list-item>
        <text:list-item>
          <text:p text:style-name="P2">The lists of stations are highlighted so that they look like links and want to be clicked</text:p>
        </text:list-item>
        <text:list-item>
          <text:p text:style-name="P2">To preform the action I click on one of the stations that has a description similar to what I wanted to see.</text:p>
        </text:list-item>
        <text:list-item>
          <text:p text:style-name="P2">Once clicked the page changes to a station based on the link that I clicked. </text:p>
        </text:list-item>
        <text:list-item>
          <text:p text:style-name="P2">The station starts playing</text:p>
        </text:list-item>
        <text:list-item>
          <text:p text:style-name="P2">Since it's playing right away I know immediately if I'm in the right place. </text:p>
        </text:list-item>
      </text:list>
      <text:p text:style-name="P3"/>
      <text:p text:style-name="P3">The task of finding a specific station on Pandora was pretty simple. <text:s/>I've never used Pandora before but I went from going to their website to playing a very specific genre of music in under 30 seconds. <text:s/>I think it would be very difficult to find a place for them to improve on that short of them actually reading my mind and knowing what I wanted to hear ahead of tim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tlebot </meta:initial-creator>
    <meta:creation-date>2014-02-01T11:04:35</meta:creation-date>
    <dc:date>2014-02-01T11:25:49</dc:date>
    <dc:creator>turtlebot </dc:creator>
    <meta:editing-duration>PT5M4S</meta:editing-duration>
    <meta:editing-cycles>1</meta:editing-cycles>
    <meta:document-statistic meta:table-count="0" meta:image-count="0" meta:object-count="0" meta:page-count="1" meta:paragraph-count="19" meta:word-count="354" meta:character-count="1725" meta:non-whitespace-character-count="1393"/>
    <meta:generator>LibreOffice/3.5$Linux_X86_64 LibreOffice_project/350m1$Build-2</meta:generator>
  </office:meta>
</office:document-meta>
</file>